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1875in"/>
    </style:style>
    <style:style style:name="co3" style:family="table-column">
      <style:table-column-properties fo:break-before="auto" style:column-width="2.6875in"/>
    </style:style>
    <style:style style:name="co4" style:family="table-column">
      <style:table-column-properties fo:break-before="auto" style:column-width="1.38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Sensor Type:</text:p>
          </table:table-cell>
          <table:table-cell table:style-name="ce21" office:value-type="string">
            <text:p>433MHz:</text:p>
          </table:table-cell>
          <table:table-cell table:style-name="ce21" office:value-type="string">
            <text:p>868MHz: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Notes:</text:p>
          </table:table-cell>
        </table:table-row>
        <table:table-row table:style-name="ro2">
          <table:table-cell table:style-name="ce21" office:value-type="string">
            <text:p>Smoke Detector</text:p>
          </table:table-cell>
          <table:table-cell table:style-name="ce22" office:value-type="string" office:value="http://www.ebay.com.au/itm/251302875164?ssPageName=STRK:MEWNX:IT&amp;_trksid=p3984.m1439.l2649">
            <text:p><text:a xlink:href="http://www.ebay.com.au/itm/251302875164?ssPageName=STRK:MEWNX:IT&amp;_trksid=p3984.m1439.l2649">http://www.ebay.com.au/itm/251302875164?ssPageName=STRK:MEWNX:IT&amp;_trksid=p3984.m1439.l2649</text:a></text:p>
          </table:table-cell>
          <table:table-cell table:number-columns-repeated="2"/>
          <table:table-cell table:style-name="ce21" office:value-type="string">
            <text:p>Best option here seems to be to "learn" the signal that identifies a fire and listen for it using 433MHz adapter for pi</text:p>
          </table:table-cell>
        </table:table-row>
        <table:table-row table:number-rows-repeated="3" table:style-name="ro1"/>
        <table:table-row table:style-name="ro2">
          <table:table-cell table:style-name="ce21" office:value-type="string">
            <text:p>Gas Detector</text:p>
          </table:table-cell>
          <table:table-cell table:style-name="ce22" office:value-type="string" office:value="http://www.wirelessgassensors.com/">
            <text:p><text:a xlink:href="http://www.wirelessgassensors.com/">http://www.wirelessgassensors.com/</text:a></text:p>
          </table:table-cell>
          <table:table-cell table:style-name="ce22" office:value-type="string" office:value="http://www.wirelessgassensors.com/">
            <text:p><text:a xlink:href="http://www.wirelessgassensors.com/">http://www.wirelessgassensors.com/</text:a></text:p>
          </table:table-cell>
        </table:table-row>
        <table:table-row table:style-name="ro2">
          <table:table-cell/>
          <table:table-cell table:style-name="ce23" office:value-type="string" office:value="http://www.aliexpress.com/item/HOMSECUR-A10-Wireless-Gas-Sensor-for-Our-Related-Home-Alarm-Home-Security-System-433Mhz-Gas-Detector/32232209758.html?s=p">
            <text:p><text:a xlink:href="http://www.aliexpress.com/item/HOMSECUR-A10-Wireless-Gas-Sensor-for-Our-Related-Home-Alarm-Home-Security-System-433Mhz-Gas-Detector/32232209758.html?s=p">http://www.aliexpress.com/item/HOMSECUR-A10-Wireless-Gas-Sensor-for-Our-Related-Home-Alarm-Home-Security-System-433Mhz-Gas-Detector/32232209758.html?s=p</text:a></text:p>
          </table:table-cell>
          <table:table-cell table:number-columns-repeated="5"/>
          <table:table-cell table:style-name="ce21" office:value-type="string">
            <text:p>Will need to learn the wireless signal to detect </text:p>
          </table:table-cell>
        </table:table-row>
        <table:table-row table:style-name="ro2">
          <table:table-cell/>
          <table:table-cell table:style-name="ce23" office:value-type="string" office:value="http://www.aliexpress.com/item/Digital-LCD-Display-Wireless-Gas-CO-Sensor-Detector-433MHz-For-Our-Alarm-System-P497/32252954658.html?s=p">
            <text:p><text:a xlink:href="http://www.aliexpress.com/item/Digital-LCD-Display-Wireless-Gas-CO-Sensor-Detector-433MHz-For-Our-Alarm-System-P497/32252954658.html?s=p">http://www.aliexpress.com/item/Digital-LCD-Display-Wireless-Gas-CO-Sensor-Detector-433MHz-For-Our-Alarm-System-P497/32252954658.html?s=p</text:a></text:p>
          </table:table-cell>
          <table:table-cell table:number-columns-repeated="5"/>
          <table:table-cell table:style-name="ce21" office:value-type="string">
            <text:p>Will need to learn the wireless signal to detect </text:p>
          </table:table-cell>
        </table:table-row>
        <table:table-row table:style-name="ro2">
          <table:table-cell/>
          <table:table-cell table:style-name="ce23" office:value-type="string" office:value="http://www.ultrasecuredirect.com/acatalog/WG_GSM_Touch_Wireless_Alarm_Gas_Detector.html?gclid=CPfr4-SyxscCFSUOwwodhBgDkg">
            <text:p><text:a xlink:href="http://www.ultrasecuredirect.com/acatalog/WG_GSM_Touch_Wireless_Alarm_Gas_Detector.html?gclid=CPfr4-SyxscCFSUOwwodhBgDkg">http://www.ultrasecuredirect.com/acatalog/WG_GSM_Touch_Wireless_Alarm_Gas_Detector.html?gclid=CPfr4-SyxscCFSUOwwodhBgDkg</text:a></text:p>
          </table:table-cell>
          <table:table-cell table:number-columns-repeated="5"/>
          <table:table-cell table:style-name="ce21" office:value-type="string">
            <text:p>Will need to learn the wireless signal to detect </text:p>
          </table:table-cell>
        </table:table-row>
        <table:table-row table:number-rows-repeated="6" table:style-name="ro1"/>
        <table:table-row table:style-name="ro2">
          <table:table-cell table:style-name="ce21" office:value-type="string">
            <text:p>Weather Station</text:p>
          </table:table-cell>
          <table:table-cell table:style-name="ce22" office:value-type="string" office:value="http://lucsmall.com/2012/04/27/weather-station-hacking-part-1/">
            <text:p><text:a xlink:href="http://lucsmall.com/2012/04/27/weather-station-hacking-part-1/">http://lucsmall.com/2012/04/27/weather-station-hacking-part-1/</text:a></text:p>
          </table:table-cell>
        </table:table-row>
        <table:table-row table:style-name="ro2">
          <table:table-cell/>
          <table:table-cell table:style-name="ce23" office:value-type="string" office:value="http://www.disk91.com/2013/technology/hardware/oregon-scientific-sensors-with-raspberry-pi/">
            <text:p><text:a xlink:href="http://www.disk91.com/2013/technology/hardware/oregon-scientific-sensors-with-raspberry-pi/">http://www.disk91.com/2013/technology/hardware/oregon-scientific-sensors-with-raspberry-pi/</text:a></text:p>
          </table:table-cell>
          <table:table-cell table:number-columns-repeated="2"/>
          <table:table-cell table:style-name="ce21" office:value-type="string">
            <text:p>Oregon scientific have a big range of sensors, they appear to operate on 433MHz so if we got these sensors working it would solve the weather station issue.</text:p>
          </table:table-cell>
        </table:table-row>
        <table:table-row table:style-name="ro2">
          <table:table-cell/>
          <table:table-cell table:style-name="ce23" office:value-type="string" office:value="http://www.meteobridge.com/">
            <text:p><text:a xlink:href="http://www.meteobridge.com/">http://www.meteobridge.com/</text:a></text:p>
          </table:table-cell>
          <table:table-cell table:number-columns-repeated="2"/>
          <table:table-cell table:style-name="ce21" office:value-type="string">
            <text:p>Collects data from weather stations and posts it to a configurable internet address. This may be the best bet that doesn't require manually configuring a protocol</text:p>
          </table:table-cell>
        </table:table-row>
        <table:table-row table:style-name="ro2">
          <table:table-cell/>
          <table:table-cell table:style-name="ce23" office:value-type="string" office:value="http://www.ambientweather.com/">
            <text:p><text:a xlink:href="http://www.ambientweather.com/">http://www.ambientweather.com/</text:a></text:p>
          </table:table-cell>
          <table:table-cell table:number-columns-repeated="2"/>
          <table:table-cell table:style-name="ce21" office:value-type="string">
            <text:p>Possible this could be repointed from weather underground</text:p>
          </table:table-cell>
        </table:table-row>
        <table:table-row table:style-name="ro2">
          <table:table-cell/>
          <table:table-cell table:style-name="ce23" office:value-type="string" office:value="http://www.aliexpress.com/item/Pro-Wireless-Weather-Station-with-PC-connection-wind-speed-weather-forecast/1447181586.html">
            <text:p><text:a xlink:href="http://www.aliexpress.com/item/Pro-Wireless-Weather-Station-with-PC-connection-wind-speed-weather-forecast/1447181586.html">http://www.aliexpress.com/item/Pro-Wireless-Weather-Station-with-PC-connection-wind-speed-weather-forecast/1447181586.html</text:a></text:p>
          </table:table-cell>
        </table:table-row>
        <table:table-row table:number-rows-repeated="3" table:style-name="ro1"/>
        <table:table-row table:style-name="ro2">
          <table:table-cell table:style-name="ce21" office:value-type="string">
            <text:p>Camera</text:p>
          </table:table-cell>
          <table:table-cell table:style-name="ce23" office:value-type="string" office:value="http://foscam.us/media/mconnect_uploadfiles/c/1/c1%20user%20manual.pdf">
            <text:p><text:a xlink:href="http://foscam.us/media/mconnect_uploadfiles/c/1/c1 user manual.pdf">http://foscam.us/media/mconnect_uploadfiles/c/1/c1%20user%20manual.pdf</text:a></text:p>
          </table:table-cell>
          <table:table-cell table:style-name="ce23" office:value-type="string" office:value="http://cheero.jp/powerplus_danboard_en/">
            <text:p><text:a xlink:href="http://cheero.jp/powerplus_danboard_en/">http://cheero.jp/powerplus_danboard_en/</text:a></text:p>
          </table:table-cell>
          <table:table-cell/>
          <table:table-cell table:style-name="ce21" office:value-type="string">
            <text:p>Wired camera with external battery</text:p>
          </table:table-cell>
        </table:table-row>
        <table:table-row table:style-name="ro2">
          <table:table-cell/>
          <table:table-cell table:style-name="ce22" office:value-type="string" office:value="https://www.homeboy.com/">
            <text:p><text:a xlink:href="https://www.homeboy.com/">https://www.homeboy.com/</text:a></text:p>
          </table:table-cell>
          <table:table-cell table:number-columns-repeated="2"/>
          <table:table-cell table:style-name="ce21" office:value-type="string">
            <text:p>battery powered - subscription</text:p>
          </table:table-cell>
        </table:table-row>
        <table:table-row table:style-name="ro2">
          <table:table-cell/>
          <table:table-cell table:style-name="ce22" office:value-type="string" office:value="http://www.arlo.com/uk/">
            <text:p><text:a xlink:href="http://www.arlo.com/uk/">http://www.arlo.com/uk/</text:a></text:p>
          </table:table-cell>
          <table:table-cell table:number-columns-repeated="2"/>
          <table:table-cell table:style-name="ce21" office:value-type="string">
            <text:p>battery powered - subscription</text:p>
          </table:table-cell>
        </table:table-row>
        <table:table-row table:style-name="ro2">
          <table:table-cell/>
          <table:table-cell table:style-name="ce23" office:value-type="string" office:value="https://play.google.com/store/apps/details?id=com.pas.webcam&amp;hl=en">
            <text:p><text:a xlink:href="https://play.google.com/store/apps/details?id=com.pas.webcam&amp;hl=en">https://play.google.com/store/apps/details?id=com.pas.webcam&amp;hl=en</text:a></text:p>
          </table:table-cell>
          <table:table-cell table:number-columns-repeated="2"/>
          <table:table-cell table:style-name="ce21" office:value-type="string">
            <text:p>phone ap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